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Title">
      <style:paragraph-properties fo:text-align="center" style:justify-single-word="false"/>
      <style:text-properties fo:font-size="42pt" style:font-size-asian="42pt" style:font-size-complex="42pt"/>
    </style:style>
    <style:style style:name="P2" style:family="paragraph" style:parent-style-name="Standard">
      <style:paragraph-properties fo:text-align="center" style:justify-single-word="false"/>
      <style:text-properties fo:font-size="21pt" officeooo:rsid="00017ec9" officeooo:paragraph-rsid="00017ec9" style:font-size-asian="21pt" style:font-size-complex="21pt"/>
    </style:style>
    <style:style style:name="P3" style:family="paragraph" style:parent-style-name="Standard">
      <style:paragraph-properties fo:text-align="center" style:justify-single-word="false" fo:break-before="page"/>
      <style:text-properties fo:font-size="21pt" officeooo:rsid="000f9a30" officeooo:paragraph-rsid="000f9a30" style:font-size-asian="21pt" style:font-size-complex="21pt"/>
    </style:style>
    <style:style style:name="P4" style:family="paragraph" style:parent-style-name="Standard">
      <style:paragraph-properties fo:text-align="center" style:justify-single-word="false"/>
      <style:text-properties fo:font-size="21pt" officeooo:rsid="000f9a30" officeooo:paragraph-rsid="000f9a30" style:font-size-asian="21pt" style:font-size-complex="21pt"/>
    </style:style>
    <style:style style:name="P5" style:family="paragraph" style:parent-style-name="Standard">
      <style:paragraph-properties fo:text-align="center" style:justify-single-word="false" fo:break-before="page"/>
      <style:text-properties fo:font-size="21pt" officeooo:rsid="00017ec9" officeooo:paragraph-rsid="00017ec9" style:font-size-asian="21pt" style:font-size-complex="21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text-align="start" style:justify-single-word="false"/>
      <style:text-properties officeooo:paragraph-rsid="000516fb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5656e" officeooo:paragraph-rsid="0005656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paragraph-rsid="0005656e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0516fb" officeooo:paragraph-rsid="0005656e"/>
    </style:style>
    <style:style style:name="P12" style:family="paragraph" style:parent-style-name="Text_20_body" style:list-style-name="L3"/>
    <style:style style:name="P13" style:family="paragraph" style:parent-style-name="Heading_20_2">
      <style:text-properties officeooo:paragraph-rsid="000516fb"/>
    </style:style>
    <style:style style:name="P14" style:family="paragraph" style:parent-style-name="Text_20_body" style:list-style-name="L4">
      <style:text-properties officeooo:rsid="000516fb" officeooo:paragraph-rsid="0005656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text-properties officeooo:rsid="0005656e" officeooo:paragraph-rsid="000ce2de"/>
    </style:style>
    <style:style style:name="P17" style:family="paragraph" style:parent-style-name="Text_20_body" style:list-style-name="L5">
      <style:paragraph-properties fo:text-align="start" style:justify-single-word="false"/>
      <style:text-properties officeooo:paragraph-rsid="000ce2de"/>
    </style:style>
    <style:style style:name="P18" style:family="paragraph" style:parent-style-name="Text_20_body" style:list-style-name="L5">
      <style:paragraph-properties fo:text-align="start" style:justify-single-word="false"/>
      <style:text-properties officeooo:rsid="000516fb" officeooo:paragraph-rsid="000ce2de"/>
    </style:style>
    <style:style style:name="P19" style:family="paragraph" style:parent-style-name="Text_20_body" style:list-style-name="L5">
      <style:text-properties officeooo:rsid="000b804e" officeooo:paragraph-rsid="000b804e"/>
    </style:style>
    <style:style style:name="P20" style:family="paragraph" style:parent-style-name="Text_20_body" style:list-style-name="L5">
      <style:text-properties officeooo:paragraph-rsid="000ce2de"/>
    </style:style>
    <style:style style:name="P21" style:family="paragraph" style:parent-style-name="Heading_20_1">
      <style:paragraph-properties fo:break-before="page"/>
      <style:text-properties officeooo:rsid="000b804e" officeooo:paragraph-rsid="000b804e"/>
    </style:style>
    <style:style style:name="P22" style:family="paragraph" style:parent-style-name="Heading_20_2">
      <style:text-properties officeooo:rsid="000b804e" officeooo:paragraph-rsid="000b804e"/>
    </style:style>
    <style:style style:name="P23" style:family="paragraph" style:parent-style-name="Text_20_body" style:list-style-name="L6">
      <style:text-properties officeooo:rsid="000b804e"/>
    </style:style>
    <style:style style:name="P24" style:family="paragraph" style:parent-style-name="Text_20_body" style:list-style-name="L6">
      <style:text-properties officeooo:rsid="000b804e" officeooo:paragraph-rsid="000b804e"/>
    </style:style>
    <style:style style:name="P25" style:family="paragraph" style:parent-style-name="Text_20_body" style:list-style-name="L6">
      <style:text-properties officeooo:rsid="000ce2de" officeooo:paragraph-rsid="000ce2de"/>
    </style:style>
    <style:style style:name="P26" style:family="paragraph" style:parent-style-name="Text_20_body" style:list-style-name="L7">
      <style:text-properties officeooo:rsid="000b804e" officeooo:paragraph-rsid="000b804e"/>
    </style:style>
    <style:style style:name="P27" style:family="paragraph" style:parent-style-name="Text_20_body" style:list-style-name="L8">
      <style:text-properties officeooo:rsid="000b804e" officeooo:paragraph-rsid="000b804e"/>
    </style:style>
    <style:style style:name="P28" style:family="paragraph" style:parent-style-name="Text_20_body">
      <style:text-properties officeooo:rsid="000b804e" officeooo:paragraph-rsid="000b804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Text_20_body" style:list-style-name="L9">
      <style:text-properties officeooo:rsid="000ce2de" officeooo:paragraph-rsid="000ce2de"/>
    </style:style>
    <style:style style:name="P31" style:family="paragraph" style:parent-style-name="Text_20_body" style:list-style-name="L9">
      <style:text-properties officeooo:rsid="000e48f5" officeooo:paragraph-rsid="000e48f5"/>
    </style:style>
    <style:style style:name="P32" style:family="paragraph" style:parent-style-name="Text_20_body">
      <style:text-properties officeooo:rsid="000e48f5" officeooo:paragraph-rsid="000e48f5"/>
    </style:style>
    <style:style style:name="P33" style:family="paragraph" style:parent-style-name="Text_20_body">
      <style:text-properties officeooo:rsid="000f9a30" officeooo:paragraph-rsid="000f9a30"/>
    </style:style>
    <style:style style:name="P34" style:family="paragraph" style:parent-style-name="Heading_20_2">
      <style:text-properties officeooo:paragraph-rsid="000f9a30"/>
    </style:style>
    <style:style style:name="P35" style:family="paragraph" style:parent-style-name="Text_20_body">
      <style:text-properties officeooo:paragraph-rsid="000e48f5"/>
    </style:style>
    <style:style style:name="T1" style:family="text">
      <style:text-properties officeooo:rsid="000516fb"/>
    </style:style>
    <style:style style:name="T2" style:family="text">
      <style:text-properties officeooo:rsid="0003395b"/>
    </style:style>
    <style:style style:name="T3" style:family="text">
      <style:text-properties officeooo:rsid="0006a8b3"/>
    </style:style>
    <style:style style:name="T4" style:family="text">
      <style:text-properties fo:font-variant="normal" fo:text-transform="none" fo:color="#000000" loext:opacity="100%" style:font-name="Google Sans" fo:font-size="16pt" fo:letter-spacing="normal" fo:font-style="normal" fo:font-weight="normal" style:font-size-asian="16pt" style:font-size-complex="16pt"/>
    </style:style>
    <style:style style:name="T5" style:family="text">
      <style:text-properties officeooo:rsid="000f9a30"/>
    </style:style>
    <style:style style:name="T6" style:family="text">
      <style:text-properties officeooo:rsid="000b804e"/>
    </style:style>
    <style:style style:name="T7" style:family="text">
      <style:text-properties officeooo:rsid="000ce2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rden Crawler</text:p>
      <text:p text:style-name="P2"><text:line-break/></text:p>
      <text:p text:style-name="P3">Index.</text:p>
      <text:p text:style-name="P4"/>
      <text:p text:style-name="P5"/>
      <text:h text:style-name="Heading_20_1" text:outline-level="1">Personaje Principal</text:h>
      <text:h text:style-name="Heading_20_2" text:outline-level="2" text:is-list-header="true">Estadísticas:</text:h>
      <text:list text:style-name="L1">
        <text:list-header>
          <text:p text:style-name="P6"/>
        </text:list-header>
        <text:list-item>
          <text:p text:style-name="P7">Nombr<text:span text:style-name="T1">e.</text:span></text:p>
        </text:list-item>
        <text:list-item>
          <text:p text:style-name="P7">Dinero.</text:p>
        </text:list-item>
        <text:list-item>
          <text:p text:style-name="P7">Experiencia.</text:p>
        </text:list-item>
        <text:list-item>
          <text:p text:style-name="P7">Vida <text:span text:style-name="T2">(¿Cansancio?).</text:span></text:p>
        </text:list-item>
        <text:list-item>
          <text:p text:style-name="P7">D<text:span text:style-name="T2">efensa.</text:span></text:p>
        </text:list-item>
        <text:list-item>
          <text:p text:style-name="P7">Clase (¿Habilidad Principal?):</text:p>
          <text:list>
            <text:list-item>
              <text:p text:style-name="P7">Segador.</text:p>
            </text:list-item>
            <text:list-item>
              <text:p text:style-name="P7"><text:span text:style-name="T3">Susurrador</text:span>.</text:p>
            </text:list-item>
            <text:list-item>
              <text:p text:style-name="P7">Científico.</text:p>
            </text:list-item>
          </text:list>
        </text:list-item>
        <text:list-item>
          <text:p text:style-name="P7">Habilidades:</text:p>
          <text:list>
            <text:list-item>
              <text:p text:style-name="P7">Recolección (Daño).</text:p>
            </text:list-item>
            <text:list-item>
              <text:p text:style-name="P7">Sembrado (Respawn de enemigos por dia).</text:p>
            </text:list-item>
            <text:list-item>
              <text:p text:style-name="P7">Hibridación (Loot por enemigo).</text:p>
            </text:list-item>
          </text:list>
        </text:list-item>
        <text:list-item>
          <text:p text:style-name="P8">Inventario</text:p>
        </text:list-item>
        <text:list-item>
          <text:p text:style-name="P8">Velocidad de subida de habilidades.</text:p>
        </text:list-item>
      </text:list>
      <text:h text:style-name="Heading_20_2" text:outline-level="2" text:is-list-header="true"/>
      <text:h text:style-name="P9" text:outline-level="2">Campos de creación:</text:h>
      <text:list text:style-name="L2">
        <text:list-item>
          <text:p text:style-name="P10">Nombre.</text:p>
        </text:list-item>
        <text:list-item>
          <text:p text:style-name="P11">Clase.</text:p>
        </text:list-item>
        <text:list-item>
          <text:p text:style-name="P11">Arma. </text:p>
        </text:list-item>
        <text:list-item>
          <text:p text:style-name="P11">Armadura. </text:p>
        </text:list-item>
      </text:list>
      <text:h text:style-name="Heading_20_2" text:outline-level="2">Campos Default</text:h>
      <text:list text:style-name="L3">
        <text:list-item>
          <text:p text:style-name="P12">Vida ¿100?</text:p>
        </text:list-item>
        <text:list-item>
          <text:p text:style-name="P12"><text:span text:style-name="T1">Dinero 185</text:span><text:span text:style-name="T4">§</text:span></text:p>
        </text:list-item>
        <text:list-item>
          <text:p text:style-name="P12">Experiencia 0</text:p>
        </text:list-item>
        <text:list-item>
          <text:p text:style-name="P12">Habilidades 0</text:p>
        </text:list-item>
      </text:list>
      <text:h text:style-name="P13" text:outline-level="2">Campos <text:span text:style-name="T1">Calculados</text:span></text:h>
      <text:list text:style-name="L4">
        <text:list-item>
          <text:p text:style-name="P14">Defensa (Armadura elegida)</text:p>
        </text:list-item>
        <text:list-item>
          <text:p text:style-name="P15">Velocidad de subida de habilidades (Por clase elegida 1.33)</text:p>
        </text:list-item>
        <text:list-item>
          <text:p text:style-name="P16">Inventario <text:span text:style-name="T5">add</text:span> Arma + Armadura+Vacio.</text:p>
        </text:list-item>
      </text:list>
      <text:h text:style-name="Heading_20_2" text:outline-level="2">Campos Guardados</text:h>
      <text:list text:style-name="L5">
        <text:list-item>
          <text:p text:style-name="P17">Nombre.</text:p>
        </text:list-item>
        <text:list-item>
          <text:p text:style-name="P18">Clase.</text:p>
        </text:list-item>
        <text:list-item>
          <text:p text:style-name="P19">Dinero.</text:p>
        </text:list-item>
        <text:list-item>
          <text:p text:style-name="P19">Experiencia personajes</text:p>
        </text:list-item>
        <text:list-item>
          <text:p text:style-name="P20"><text:span text:style-name="T6">Experiencia </text:span><text:span text:style-name="T7">recolección.</text:span></text:p>
        </text:list-item>
        <text:list-item>
          <text:p text:style-name="P20"><text:span text:style-name="T6">Experiencia </text:span><text:span text:style-name="T7">sembrado.</text:span></text:p>
        </text:list-item>
        <text:list-item>
          <text:p text:style-name="P20"><text:span text:style-name="T6">Experiencia </text:span><text:span text:style-name="T7">hibridación.</text:span></text:p>
        </text:list-item>
        <text:list-item>
          <text:p text:style-name="P20"><text:span text:style-name="T7">Inventario.</text:span><text:line-break/></text:p>
        </text:list-item>
      </text:list>
      <text:h text:style-name="P21" text:outline-level="1">Objetos:</text:h>
      <text:h text:style-name="P22" text:outline-level="2">Estadísticas generales</text:h>
      <text:list text:style-name="L6">
        <text:list-item>
          <text:p text:style-name="P23">Nombre</text:p>
        </text:list-item>
        <text:list-item>
          <text:p text:style-name="P24">Descripción</text:p>
        </text:list-item>
        <text:list-item>
          <text:p text:style-name="P24">Precio</text:p>
        </text:list-item>
        <text:list-item>
          <text:p text:style-name="P25">Equipado Booleano</text:p>
        </text:list-item>
      </text:list>
      <text:h text:style-name="P22" text:outline-level="2">Estadísticas armas</text:h>
      <text:list text:style-name="L7">
        <text:list-item>
          <text:p text:style-name="P26">Herencia de objeto</text:p>
        </text:list-item>
        <text:list-item>
          <text:p text:style-name="P26">Daño</text:p>
        </text:list-item>
      </text:list>
      <text:h text:style-name="Heading_20_2" text:outline-level="2">Estadísticas armaduras</text:h>
      <text:list text:style-name="L8">
        <text:list-item>
          <text:p text:style-name="P27">Herencia de objeto</text:p>
        </text:list-item>
        <text:list-item>
          <text:p text:style-name="P27">Defensa</text:p>
        </text:list-item>
      </text:list>
      <text:p text:style-name="P28"/>
      <text:p text:style-name="P28"/>
      <text:h text:style-name="P29" text:outline-level="1">Enemigos:</text:h>
      <text:h text:style-name="Heading_20_2" text:outline-level="2">Estadísticas</text:h>
      <text:list text:style-name="L9">
        <text:list-item>
          <text:p text:style-name="P30">Vida</text:p>
        </text:list-item>
        <text:list-item>
          <text:p text:style-name="P30">Ataques </text:p>
        </text:list-item>
        <text:list-item>
          <text:p text:style-name="P30">Nombre </text:p>
        </text:list-item>
        <text:list-item>
          <text:p text:style-name="P30">Descripción</text:p>
        </text:list-item>
        <text:list-item>
          <text:p text:style-name="P31">Tipo de Enemigo Planta/Seta</text:p>
        </text:list-item>
        <text:list-item>
          <text:p text:style-name="P31">Experiencia al morir</text:p>
        </text:list-item>
        <text:list-item>
          <text:p text:style-name="P31">Dinero al morir.</text:p>
        </text:list-item>
        <text:list-item>
          <text:p text:style-name="P31">Array Sonidos [Aparicion, Ataque, daño,victoria,muerte]</text:p>
        </text:list-item>
      </text:list>
      <text:p text:style-name="P32"/>
      <text:p text:style-name="P32"><text:line-break/></text:p>
      <text:h text:style-name="P29" text:outline-level="1">Tienda</text:h>
      <text:h text:style-name="Heading_20_2" text:outline-level="2">Estadisticas</text:h>
      <text:p text:style-name="P33">Objetos a la venta []</text:p>
      <text:h text:style-name="P29" text:outline-level="1">Combate</text:h>
      <text:h text:style-name="P34" text:outline-level="2"><text:span text:style-name="T5">Estadisticas.</text:span></text:h>
      <text:p text:style-name="P33">Enemigo</text:p>
      <text:p text:style-name="P33">Personaje</text:p>
      <text:p text:style-name="Text_20_body"/>
      <text:h text:style-name="P29" text:outline-level="1">Inventario</text:h>
      <text:h text:style-name="Heading_20_2" text:outline-level="2">Estadisticas</text:h>
      <text:p text:style-name="P33">Limite capacidad = 20</text:p>
      <text:p text:style-name="P33">Lista Objetos </text:p>
      <text:p text:style-name="P33"/>
      <text:p text:style-name="P33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21pt" officeooo:rsid="0004a427" style:font-size-asian="21pt" style:font-size-complex="2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fo:font-size="16pt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1:14:30.128000000</meta:creation-date>
    <meta:editing-duration>P12DT15H45M47S</meta:editing-duration>
    <meta:editing-cycles>4</meta:editing-cycles>
    <meta:generator>LibreOffice/24.8.4.2$Windows_X86_64 LibreOffice_project/bb3cfa12c7b1bf994ecc5649a80400d06cd71002</meta:generator>
    <dc:date>2025-03-13T13:34:15.146000000</dc:date>
    <meta:document-statistic meta:table-count="0" meta:image-count="0" meta:object-count="0" meta:page-count="9" meta:paragraph-count="77" meta:word-count="197" meta:character-count="1258" meta:non-whitespace-character-count="1178"/>
  </office:meta>
</office:document-meta>
</file>